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961" officeooo:paragraph-rsid="00048961"/>
    </style:style>
    <style:style style:name="P2" style:family="paragraph">
      <loext:graphic-properties draw:fill-color="#b2b2b2"/>
    </style:style>
    <style:style style:name="P3" style:family="paragraph">
      <loext:graphic-properties draw:fill-color="#dddddd"/>
    </style:style>
    <style:style style:name="P4" style:family="paragraph">
      <style:paragraph-properties fo:text-align="center"/>
      <style:text-properties style:text-outline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3465a4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3465a4" fo:font-weight="bold" style:font-weight-asian="bold" style:font-weight-complex="bold"/>
    </style:style>
    <style:style style:name="T1" style:family="text">
      <style:text-properties style:text-outline="true"/>
    </style:style>
    <style:style style:name="T2" style:family="text">
      <style:text-properties fo:color="#3465a4" fo:font-weight="bold" style:font-weight-asian="bold" style:font-weight-complex="bold"/>
    </style:style>
    <style:style style:name="gr1" style:family="graphic">
      <style:graphic-properties draw:fill-color="#b2b2b2" draw:textarea-horizontal-align="justify" draw:textarea-vertical-align="middle" draw:auto-grow-height="false" fo:min-height="10.114cm" fo:min-width="16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9.419cm" fo:min-width="15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Forma1" draw:style-name="gr2" draw:text-style-name="P3" svg:width="15.929cm" svg:height="9.42cm" svg:x="0.801cm" svg:y="1.256cm"><text:p/><draw:enhanced-geometry svg:viewBox="0 0 21600 21600" draw:type="rectangle" draw:enhanced-path="M 0 0 L 21600 0 21600 21600 0 21600 0 0 Z N"/></draw:custom-shape><draw:custom-shape text:anchor-type="paragraph" draw:z-index="0" draw:name="Forma1" draw:style-name="gr1" draw:text-style-name="P2" svg:width="16.749cm" svg:height="10.115cm" svg:x="0.43cm" svg:y="0.905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frame text:anchor-type="paragraph" draw:z-index="5" draw:name="Forma3" draw:style-name="gr4" draw:text-style-name="P7" svg:width="2.276cm" svg:height="1.138cm" svg:x="7.68cm" svg:y="0.049cm"><draw:text-box><text:p text:style-name="P6"><text:span text:style-name="T2">Região 1</text:span></text:p></draw:text-box></draw:frame></text:p>
      <text:p text:style-name="P1"/>
      <text:p text:style-name="P1"/>
      <text:p text:style-name="P1"><draw:line text:anchor-type="paragraph" draw:z-index="4" draw:name="Forma2" draw:style-name="gr3" draw:text-style-name="P4" svg:x1="0.801cm" svg:y1="0.415cm" svg:x2="16.729cm" svg:y2="0.415cm"><text:p text:style-name="P4"><text:span text:style-name="T1">Linha 100</text:span></text:p></draw:line></text:p>
      <text:p text:style-name="P1"/>
      <text:p text:style-name="P1"><draw:frame text:anchor-type="paragraph" draw:z-index="6" draw:name="Forma3" draw:style-name="gr4" draw:text-style-name="P7" svg:width="2.276cm" svg:height="1.138cm" svg:x="7.759cm" svg:y="0.182cm"><draw:text-box><text:p text:style-name="P6"><text:span text:style-name="T2">Região 2</text:span></text:p></draw:text-box></draw:frame></text:p>
      <text:p text:style-name="P1"/>
      <text:p text:style-name="P1"/>
      <text:p text:style-name="P1"><draw:line text:anchor-type="paragraph" draw:z-index="3" draw:name="Forma2" draw:style-name="gr3" draw:text-style-name="P4" svg:x1="0.801cm" svg:y1="0.309cm" svg:x2="16.729cm" svg:y2="0.309cm"><text:p text:style-name="P5"><text:span text:style-name="T1">Linha 200</text:span></text:p></draw:line></text:p>
      <text:p text:style-name="P1"/>
      <text:p text:style-name="P1"><draw:frame text:anchor-type="paragraph" draw:z-index="7" draw:name="Forma3" draw:style-name="gr4" draw:text-style-name="P7" svg:width="2.276cm" svg:height="1.138cm" svg:x="7.654cm" svg:y="0.129cm"><draw:text-box><text:p text:style-name="P6"><text:span text:style-name="T2">Região 3</text:span></text:p></draw:text-box></draw:frame></text:p>
      <text:p text:style-name="P1"/>
      <text:p text:style-name="P1"/>
      <text:p text:style-name="P1"><draw:line text:anchor-type="paragraph" draw:z-index="2" draw:name="Forma2" draw:style-name="gr3" draw:text-style-name="P4" svg:x1="0.801cm" svg:y1="0.282cm" svg:x2="16.729cm" svg:y2="0.282cm"><text:p text:style-name="P4"><text:span text:style-name="T1">Linha 300</text:span></text:p></draw:line></text:p>
      <text:p text:style-name="P1"><draw:frame text:anchor-type="paragraph" draw:z-index="8" draw:name="Forma3" draw:style-name="gr4" draw:text-style-name="P7" svg:width="2.276cm" svg:height="1.138cm" svg:x="7.786cm" svg:y="0.483cm"><draw:text-box><text:p text:style-name="P6"><text:span text:style-name="T2">Região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Matriz é 400x400</text:p>
      <text:p text:style-name="P1">Com a borda, temos uma matriz 402x402</text:p>
      <text:p text:style-name="P1">Loop será i=1 i &lt;=400</text:p>
      <text:p text:style-name="P1">Temperaturas serão iniciadas em 0.</text:p>
      <text:p text:style-name="P1">T’(i,j) =( T(i,j)+T(i,j-1)+T(i-1,j)+T(i,j+1)+T(i+1,j) ) / 5</text:p>
      <text:p text:style-name="P1">Ou seja, a temperatura na iteração 1 é a temperatura dos vizinhos + a temperatura no ponto na iteração anterior dividido por 5.</text:p>
      <text:p text:style-name="P1"/>
      <text:p text:style-name="P1">Região 1:</text:p>
      <text:p text:style-name="P1">i = 1 até i = 100</text:p>
      <text:p text:style-name="P1">Região 2:</text:p>
      <text:p text:style-name="P1">i = 101 até i = 200</text:p>
      <text:p text:style-name="P1">Região 3:</text:p>
      <text:p text:style-name="P1">i = 201 até 300</text:p>
      <text:p text:style-name="P1">Região 4:</text:p>
      <text:p text:style-name="P1">i = 301 até 400</text:p>
      <text:p text:style-name="P1"/>
      <text:p text:style-name="P1">Linha 101 (Nó 2) precisa da informação da linha 100 (Nó 1)</text:p>
      <text:p text:style-name="P1">Linha 201 (Nó 3) precisa da informação da linha 200 (Nó 2)</text:p>
      <text:p text:style-name="P1">Linha 301 (Nó 4) precisa da informação da linha 300 (Nó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00:52.023919046</meta:creation-date>
    <dc:date>2019-05-23T18:26:38.220060295</dc:date>
    <meta:editing-duration>PT3H14M46S</meta:editing-duration>
    <meta:editing-cycles>1</meta:editing-cycles>
    <meta:document-statistic meta:table-count="0" meta:image-count="0" meta:object-count="0" meta:page-count="1" meta:paragraph-count="17" meta:word-count="117" meta:character-count="570" meta:non-whitespace-character-count="470"/>
    <meta:generator>LibreOffice/6.0.7.3$Linux_X86_64 LibreOffice_project/00m0$Build-3</meta:generator>
  </office:meta>
</office:document-meta>
</file>